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entury Gothic" svg:font-family="'Century Gothic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18b423" officeooo:paragraph-rsid="0018b423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officeooo:rsid="0018b423" officeooo:paragraph-rsid="0018b423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 style:list-style-name="L2">
      <style:paragraph-properties fo:line-height="150%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1e9a28"/>
    </style:style>
    <style:style style:name="P6" style:family="paragraph" style:parent-style-name="Standard">
      <style:paragraph-properties fo:line-height="150%" fo:text-align="justify" style:justify-single-word="false"/>
      <style:text-properties fo:color="#780373" officeooo:paragraph-rsid="001e9a28"/>
    </style:style>
    <style:style style:name="P7" style:family="paragraph" style:parent-style-name="Standard">
      <style:paragraph-properties fo:line-height="150%"/>
      <style:text-properties fo:color="#780373" style:text-position="0% 100%"/>
    </style:style>
    <style:style style:name="P8" style:family="paragraph" style:parent-style-name="Standard">
      <style:paragraph-properties fo:line-height="150%" fo:text-align="justify" style:justify-single-word="false"/>
      <style:text-properties fo:color="#780373" officeooo:rsid="0018b423" officeooo:paragraph-rsid="0018b423"/>
    </style:style>
    <style:style style:name="P9" style:family="paragraph" style:parent-style-name="Standard">
      <style:paragraph-properties fo:line-height="150%" fo:text-align="justify" style:justify-single-word="false"/>
      <style:text-properties fo:color="#780373" officeooo:rsid="0018b423" officeooo:paragraph-rsid="00198eff"/>
    </style:style>
    <style:style style:name="P10" style:family="paragraph" style:parent-style-name="Standard">
      <style:paragraph-properties fo:line-height="150%" fo:text-align="justify" style:justify-single-word="false"/>
      <style:text-properties fo:color="#780373" fo:font-weight="bold" officeooo:rsid="0018b423" officeooo:paragraph-rsid="0018b423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color="#780373" fo:font-weight="bold" officeooo:rsid="0018b423" officeooo:paragraph-rsid="00198eff" style:font-weight-asian="bold" style:font-weight-complex="bold"/>
    </style:style>
    <style:style style:name="P12" style:family="paragraph" style:parent-style-name="Standard">
      <style:paragraph-properties fo:line-height="150%"/>
      <style:text-properties fo:color="#780373" fo:font-weight="bold" style:font-weight-asian="bold" style:font-weight-complex="bold"/>
    </style:style>
    <style:style style:name="P13" style:family="paragraph" style:parent-style-name="Standard">
      <style:text-properties fo:color="#780373" fo:font-weight="bold" officeooo:rsid="001f93a6" officeooo:paragraph-rsid="001f93a6" style:font-weight-asian="bold" style:font-weight-complex="bold"/>
    </style:style>
    <style:style style:name="P14" style:family="paragraph" style:parent-style-name="Standard">
      <style:text-properties fo:color="#780373" fo:font-weight="bold" officeooo:rsid="001f93a6" officeooo:paragraph-rsid="0021a243" style:font-weight-asian="bold" style:font-weight-complex="bold"/>
    </style:style>
    <style:style style:name="P15" style:family="paragraph" style:parent-style-name="Standard">
      <style:text-properties officeooo:rsid="001f93a6" officeooo:paragraph-rsid="001f93a6"/>
    </style:style>
    <style:style style:name="P16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officeooo:rsid="0018b423" officeooo:paragraph-rsid="00198eff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rsid="001cbb5b" officeooo:paragraph-rsid="001cbb5b" style:font-size-asian="14pt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officeooo:rsid="001cbb5b" officeooo:paragraph-rsid="001cbb5b" style:font-size-asian="14pt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officeooo:rsid="001e9a28" officeooo:paragraph-rsid="001e9a28" style:font-size-asian="14pt" style:font-size-complex="14pt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780373" fo:font-size="12pt" fo:font-weight="bold" officeooo:rsid="001f93a6" officeooo:paragraph-rsid="001f93a6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line-height="150%" fo:text-align="justify" style:justify-single-word="false"/>
      <style:text-properties officeooo:paragraph-rsid="001c25bd"/>
    </style:style>
    <style:style style:name="T1" style:family="text">
      <style:text-properties officeooo:rsid="0018b42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b423" style:font-weight-asian="bold" style:font-weight-complex="bold"/>
    </style:style>
    <style:style style:name="T4" style:family="text">
      <style:text-properties fo:font-weight="bold" officeooo:rsid="00198ef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8b423" style:font-weight-asian="normal" style:font-weight-complex="normal"/>
    </style:style>
    <style:style style:name="T7" style:family="text">
      <style:text-properties fo:font-weight="normal" officeooo:rsid="0019af8a" style:font-weight-asian="normal" style:font-weight-complex="normal"/>
    </style:style>
    <style:style style:name="T8" style:family="text">
      <style:text-properties fo:font-weight="normal" officeooo:rsid="001e9a28" style:font-weight-asian="normal" style:font-weight-complex="normal"/>
    </style:style>
    <style:style style:name="T9" style:family="text">
      <style:text-properties officeooo:rsid="00198eff"/>
    </style:style>
    <style:style style:name="T10" style:family="text">
      <style:text-properties fo:font-size="14pt" fo:font-weight="normal" officeooo:rsid="00198eff" style:font-size-asian="14pt" style:font-weight-asian="normal" style:font-size-complex="14pt" style:font-weight-complex="normal"/>
    </style:style>
    <style:style style:name="T11" style:family="text">
      <style:text-properties fo:font-size="14pt" fo:font-weight="bold" officeooo:rsid="001e9a28" style:font-size-asian="14pt" style:font-weight-asian="bold" style:font-size-complex="14pt" style:font-weight-complex="bold"/>
    </style:style>
    <style:style style:name="T12" style:family="text">
      <style:text-properties officeooo:rsid="0019af8a"/>
    </style:style>
    <style:style style:name="T13" style:family="text">
      <style:text-properties officeooo:rsid="001c25bd"/>
    </style:style>
    <style:style style:name="T14" style:family="text">
      <style:text-properties officeooo:rsid="001e9a28"/>
    </style:style>
    <style:style style:name="T15" style:family="text">
      <style:text-properties officeooo:rsid="0021a2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¿Q</text:span><text:span text:style-name="T2">ue es un </text:span><text:span text:style-name="T3">IDE</text:span><text:span text:style-name="T2"> en programación?</text:span></text:p>
      <text:list xml:id="list3203700727" text:style-name="L2">
        <text:list-item>
          <text:p text:style-name="P4">Término inglés <text:span text:style-name="Emphasis"><text:span text:style-name="T2">Integrated Development Environment</text:span></text:span><text:span text:style-name="T2"> </text:span>o, lo que es lo mismo, <text:span text:style-name="Strong_20_Emphasis">Entorno de Desarrollo Integrado</text:span>. Que permiten programar aplicaciones con ventanas, botones, y una serie de elementos visuales de manera sencilla.</text:p>
        </text:list-item>
        <text:list-item>
          <text:p text:style-name="P4">Es un sistema de software para el diseño de aplicaciones que combina herramientas comunes para desarrolladores en una sola interfaz de usuario gráfica (GUI).</text:p>
          <text:p text:style-name="P4"/>
        </text:list-item>
      </text:list>
      <text:p text:style-name="P8"><text:span text:style-name="T2">¿Menciona algunos <text:s/>IDE?</text:span></text:p>
      <text:list xml:id="list1733685262" text:style-name="L1">
        <text:list-item>
          <text:p text:style-name="P2"><text:span text:style-name="Strong_20_Emphasis"><text:span text:style-name="T5">Eclipse</text:span></text:span></text:p>
        </text:list-item>
        <text:list-item>
          <text:p text:style-name="P2"><text:span text:style-name="Strong_20_Emphasis"><text:span text:style-name="T5">NetBeans</text:span></text:span></text:p>
        </text:list-item>
        <text:list-item>
          <text:p text:style-name="P2"><text:span text:style-name="Strong_20_Emphasis"><text:span text:style-name="T5">Visual Studio</text:span></text:span></text:p>
        </text:list-item>
        <text:list-item>
          <text:p text:style-name="P2"><text:span text:style-name="Strong_20_Emphasis"><text:span text:style-name="T5">Xcode</text:span></text:span></text:p>
          <text:p text:style-name="P2"><text:span text:style-name="Strong_20_Emphasis"><text:span text:style-name="T5"/></text:span></text:p>
        </text:list-item>
      </text:list>
      <text:p text:style-name="P10">¿Que es programación visual?</text:p>
      <text:p text:style-name="P1"><text:span text:style-name="T8"><text:tab/>R</text:span><text:span text:style-name="T5">efiere a la programación en la que se utiliza más de una dimensión para expresar la semántica.​ <text:tab/>Los lenguajes de programación visual permiten a los usuarios crear programas mediante la <text:tab/>manipulación de elementos gráficos, en lugar de especificarlos exclusivamente de manera <text:tab/>textua</text:span><text:span text:style-name="T8">l.</text:span></text:p>
      <text:p text:style-name="P1"><text:span text:style-name="T8"/></text:p>
      <text:p text:style-name="P9"><text:span text:style-name="T2">¿Que es programación </text:span><text:span text:style-name="T4">dirigida a Eventos</text:span><text:span text:style-name="T2">?</text:span></text:p>
      <text:p text:style-name="P16"><text:span text:style-name="T7">E</text:span><text:span text:style-name="T5">s un paradigma programación en el que la estructura y la ejecución de los programas van determinados por los sucesos o acciones que ocurren en el sistema, definidos por el usuario o por el propio sistema.</text:span></text:p>
      <text:p text:style-name="P16"><text:span text:style-name="T5"/></text:p>
      <text:p text:style-name="P11">¿Que es programación <text:span text:style-name="T9">POO (programación orientada a objetos)</text:span>?</text:p>
      <text:p text:style-name="P21"><text:span text:style-name="Strong_20_Emphasis"><text:span text:style-name="Emphasis"><text:span text:style-name="T1">Programación orientada a objetos:</text:span></text:span></text:span><text:span text:style-name="T6"> Las aplicaciones se componen de objetos cada uno de los cuales constan de sus propios programas y variables que determinan su comportamiento.</text:span></text:p>
      <text:p text:style-name="P6"><text:span text:style-name="T4">¿Abreviatura para una clase en C#? </text:span></text:p>
      <text:p text:style-name="P5"><text:span text:style-name="T11"><text:tab/></text:span><text:span text:style-name="T10">.</text:span>cs</text:p>
      <text:p text:style-name="P12">¿<text:span text:style-name="T9">Que es una </text:span><text:span text:style-name="T12">E</text:span><text:span text:style-name="T9">x</text:span><text:span text:style-name="T13">c</text:span><text:span text:style-name="T9">eption</text:span>?</text:p>
      <text:p text:style-name="P3"><text:span text:style-name="T14">S</text:span>on situaciones anómalas que pueden ocurrir durante la ejecución de las aplicaciones.</text:p>
      <text:p text:style-name="P3"/>
      <text:p text:style-name="P12"><text:soft-page-break/>Lenguajes para programación visual</text:p>
      <text:p text:style-name="P18"><text:span text:style-name="T8">j</text:span><text:span text:style-name="T5">ava</text:span></text:p>
      <text:p text:style-name="P18"><text:span text:style-name="T5">C# </text:span></text:p>
      <text:p text:style-name="P18"><text:span text:style-name="T5">Ruby</text:span></text:p>
      <text:p text:style-name="P19"><text:span text:style-name="T5">Pascal</text:span></text:p>
      <text:p text:style-name="P17"><text:span text:style-name="T5"/></text:p>
      <text:p text:style-name="P20">¿Método mas utilizado durante el curso?</text:p>
      <text:p text:style-name="Standard">El método void</text:p>
      <text:p text:style-name="Standard"/>
      <text:p text:style-name="P15"/>
      <text:p text:style-name="P13">¿En donde se encuentra la cadena de conexión App.confg?</text:p>
      <text:p text:style-name="P13"/>
      <text:p text:style-name="P13"/>
      <text:p text:style-name="P14"><text:bookmark-start text:name="__DdeLink__258_2353968277"/>¿<text:span text:style-name="T15">Que es una interfaz grafica (GUI)</text:span>?<text:bookmark-end text:name="__DdeLink__258_235396827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Century Gothic" svg:font-family="'Century Gothic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determinado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general_20_A4" style:display-name="Título general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ítulo_20_general_20_A0" style:display-name="Título general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n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as" style:family="paragraph" style:parent-style-name="Imagen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iapositiva_20_de_20_título_7e_LT_7e_Gliederung_20_1" style:display-name="Diapositiva de títul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a_20_de_20_título_7e_LT_7e_Gliederung_20_2" style:display-name="Diapositiva de título~LT~Gliederung 2" style:family="paragraph" style:parent-style-name="Diapositiva_20_de_20_títul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iapositiva_20_de_20_título_7e_LT_7e_Gliederung_20_3" style:display-name="Diapositiva de título~LT~Gliederung 3" style:family="paragraph" style:parent-style-name="Diapositiva_20_de_20_títul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Diapositiva_20_de_20_título_7e_LT_7e_Gliederung_20_4" style:display-name="Diapositiva de título~LT~Gliederung 4" style:family="paragraph" style:parent-style-name="Diapositiva_20_de_20_títul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Diapositiva_20_de_20_título_7e_LT_7e_Gliederung_20_5" style:display-name="Diapositiva de título~LT~Gliederung 5" style:family="paragraph" style:parent-style-name="Diapositiva_20_de_20_títul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6" style:display-name="Diapositiva de título~LT~Gliederung 6" style:family="paragraph" style:parent-style-name="Diapositiva_20_de_20_títul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7" style:display-name="Diapositiva de título~LT~Gliederung 7" style:family="paragraph" style:parent-style-name="Diapositiva_20_de_20_títul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8" style:display-name="Diapositiva de título~LT~Gliederung 8" style:family="paragraph" style:parent-style-name="Diapositiva_20_de_20_títul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9" style:display-name="Diapositiva de título~LT~Gliederung 9" style:family="paragraph" style:parent-style-name="Diapositiva_20_de_20_títul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Titel" style:display-name="Diapositiva de título~LT~Titel" style:family="paragraph" style:default-outline-level="">
      <style:paragraph-properties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a_20_de_20_título_7e_LT_7e_Untertitel" style:display-name="Diapositiva de 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a_20_de_20_título_7e_LT_7e_Notizen" style:display-name="Diapositiva de 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a_20_de_20_título_7e_LT_7e_Hintergrundobjekte" style:display-name="Diapositiva de título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iapositiva_20_de_20_título_7e_LT_7e_Hintergrund" style:display-name="Diapositiva de título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1" style:display-name="Título y objetos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ulo_20_y_20_objetos_7e_LT_7e_Gliederung_20_2" style:display-name="Título y objetos~LT~Gliederung 2" style:family="paragraph" style:parent-style-name="Título_20_y_20_objetos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ítulo_20_y_20_objetos_7e_LT_7e_Gliederung_20_3" style:display-name="Título y objetos~LT~Gliederung 3" style:family="paragraph" style:parent-style-name="Título_20_y_20_objetos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ítulo_20_y_20_objetos_7e_LT_7e_Gliederung_20_4" style:display-name="Título y objetos~LT~Gliederung 4" style:family="paragraph" style:parent-style-name="Título_20_y_20_objetos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ítulo_20_y_20_objetos_7e_LT_7e_Gliederung_20_5" style:display-name="Título y objetos~LT~Gliederung 5" style:family="paragraph" style:parent-style-name="Título_20_y_20_objetos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6" style:display-name="Título y objetos~LT~Gliederung 6" style:family="paragraph" style:parent-style-name="Título_20_y_20_objetos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7" style:display-name="Título y objetos~LT~Gliederung 7" style:family="paragraph" style:parent-style-name="Título_20_y_20_objetos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8" style:display-name="Título y objetos~LT~Gliederung 8" style:family="paragraph" style:parent-style-name="Título_20_y_20_objetos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9" style:display-name="Título y objetos~LT~Gliederung 9" style:family="paragraph" style:parent-style-name="Título_20_y_20_objetos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Titel" style:display-name="Título y objetos~LT~Titel" style:family="paragraph" style:default-outline-level="">
      <style:paragraph-properties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ulo_20_y_20_objetos_7e_LT_7e_Untertitel" style:display-name="Título y objeto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ulo_20_y_20_objetos_7e_LT_7e_Notizen" style:display-name="Título y objeto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ulo_20_y_20_objetos_7e_LT_7e_Hintergrundobjekte" style:display-name="Título y objetos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ítulo_20_y_20_objetos_7e_LT_7e_Hintergrund" style:display-name="Título y objetos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os_20_objetos_7e_LT_7e_Gliederung_20_1" style:display-name="Dos objetos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os_20_objetos_7e_LT_7e_Gliederung_20_2" style:display-name="Dos objetos~LT~Gliederung 2" style:family="paragraph" style:parent-style-name="Dos_20_objetos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os_20_objetos_7e_LT_7e_Gliederung_20_3" style:display-name="Dos objetos~LT~Gliederung 3" style:family="paragraph" style:parent-style-name="Dos_20_objetos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Dos_20_objetos_7e_LT_7e_Gliederung_20_4" style:display-name="Dos objetos~LT~Gliederung 4" style:family="paragraph" style:parent-style-name="Dos_20_objetos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Dos_20_objetos_7e_LT_7e_Gliederung_20_5" style:display-name="Dos objetos~LT~Gliederung 5" style:family="paragraph" style:parent-style-name="Dos_20_objetos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tos_7e_LT_7e_Gliederung_20_6" style:display-name="Dos objetos~LT~Gliederung 6" style:family="paragraph" style:parent-style-name="Dos_20_objetos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tos_7e_LT_7e_Gliederung_20_7" style:display-name="Dos objetos~LT~Gliederung 7" style:family="paragraph" style:parent-style-name="Dos_20_objetos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tos_7e_LT_7e_Gliederung_20_8" style:display-name="Dos objetos~LT~Gliederung 8" style:family="paragraph" style:parent-style-name="Dos_20_objetos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tos_7e_LT_7e_Gliederung_20_9" style:display-name="Dos objetos~LT~Gliederung 9" style:family="paragraph" style:parent-style-name="Dos_20_objetos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tos_7e_LT_7e_Titel" style:display-name="Dos objetos~LT~Titel" style:family="paragraph" style:default-outline-level="">
      <style:paragraph-properties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os_20_objetos_7e_LT_7e_Untertitel" style:display-name="Dos objeto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os_20_objetos_7e_LT_7e_Notizen" style:display-name="Dos objeto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os_20_objetos_7e_LT_7e_Hintergrundobjekte" style:display-name="Dos objetos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os_20_objetos_7e_LT_7e_Hintergrund" style:display-name="Dos objetos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En_20_blanco_7e_LT_7e_Gliederung_20_1" style:display-name="En blanc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_20_blanco_7e_LT_7e_Gliederung_20_2" style:display-name="En blanco~LT~Gliederung 2" style:family="paragraph" style:parent-style-name="En_20_blanc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n_20_blanco_7e_LT_7e_Gliederung_20_3" style:display-name="En blanco~LT~Gliederung 3" style:family="paragraph" style:parent-style-name="En_20_blanc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En_20_blanco_7e_LT_7e_Gliederung_20_4" style:display-name="En blanco~LT~Gliederung 4" style:family="paragraph" style:parent-style-name="En_20_blanc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En_20_blanco_7e_LT_7e_Gliederung_20_5" style:display-name="En blanco~LT~Gliederung 5" style:family="paragraph" style:parent-style-name="En_20_blanc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6" style:display-name="En blanco~LT~Gliederung 6" style:family="paragraph" style:parent-style-name="En_20_blanc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7" style:display-name="En blanco~LT~Gliederung 7" style:family="paragraph" style:parent-style-name="En_20_blanc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8" style:display-name="En blanco~LT~Gliederung 8" style:family="paragraph" style:parent-style-name="En_20_blanc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9" style:display-name="En blanco~LT~Gliederung 9" style:family="paragraph" style:parent-style-name="En_20_blanc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Titel" style:display-name="En blanco~LT~Titel" style:family="paragraph" style:default-outline-level="">
      <style:paragraph-properties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_20_blanco_7e_LT_7e_Untertitel" style:display-name="En blanc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_20_blanco_7e_LT_7e_Notizen" style:display-name="En blanc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_20_blanco_7e_LT_7e_Hintergrundobjekte" style:display-name="En blanco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En_20_blanco_7e_LT_7e_Hintergrund" style:display-name="En blanco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1:01:23.616896769</meta:creation-date>
    <dc:date>2022-03-31T13:36:20.126156700</dc:date>
    <meta:editing-duration>PT29M4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28" meta:word-count="228" meta:character-count="1605" meta:non-whitespace-character-count="1216"/>
  </office:meta>
</office:document-meta>
</file>